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-color="#000000" draw:textarea-vertical-align="middle" draw:auto-grow-height="false" fo:min-height="7.346cm" fo:min-width="7.8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8.37cm" svg:height="7.595cm" draw:transform="rotate (1.57097085972009) translate (9.905cm 12.87cm)">
          <text:p/>
          <draw:enhanced-geometry svg:viewBox="0 0 21600 21600" draw:text-areas="0 0 21600 21600" draw:type="circular-arrow" draw:modifiers="180 26.0511622390433 8870.603888713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1:29:00.758884449</dc:date>
    <meta:editing-cycles>24</meta:editing-cycles>
    <meta:editing-duration>PT1H25M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